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B" style:family="table-column">
      <style:table-column-properties style:column-width="13.6cm" style:rel-column-width="524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0b75fb" officeooo:paragraph-rsid="000b75fb"/>
    </style:style>
    <style:style style:name="P2" style:family="paragraph" style:parent-style-name="Standard">
      <style:text-properties fo:font-weight="bold" officeooo:rsid="000ab92e" officeooo:paragraph-rsid="000ab92e" style:font-weight-asian="bold" style:font-weight-complex="bold"/>
    </style:style>
    <style:style style:name="P3" style:family="paragraph" style:parent-style-name="Standard">
      <style:text-properties fo:font-weight="bold" officeooo:rsid="000b75fb" officeooo:paragraph-rsid="000b75fb" style:font-weight-asian="bold" style:font-weight-complex="bold"/>
    </style:style>
    <style:style style:name="P4" style:family="paragraph" style:parent-style-name="Standard">
      <style:paragraph-properties fo:text-align="center" style:justify-single-word="false"/>
      <style:text-properties fo:font-size="16pt" fo:font-weight="bold" officeooo:rsid="000ab92e" officeooo:paragraph-rsid="000ab92e" style:font-size-asian="16pt" style:font-weight-asian="bold" style:font-size-complex="16pt" style:font-weight-complex="bold"/>
    </style:style>
    <style:style style:name="P5" style:family="paragraph" style:parent-style-name="Standard">
      <style:text-properties fo:font-weight="bold" officeooo:rsid="000b75fb" officeooo:paragraph-rsid="000b8066" style:font-weight-asian="bold" style:font-weight-complex="bold"/>
    </style:style>
    <style:style style:name="P6" style:family="paragraph" style:parent-style-name="Standard">
      <style:text-properties fo:font-weight="bold" officeooo:rsid="000b75fb" officeooo:paragraph-rsid="000bed30" style:font-weight-asian="bold" style:font-weight-complex="bold"/>
    </style:style>
    <style:style style:name="P7" style:family="paragraph" style:parent-style-name="Standard">
      <style:text-properties fo:font-weight="bold" officeooo:rsid="000b8066" officeooo:paragraph-rsid="000b75fb" style:font-weight-asian="bold" style:font-weight-complex="bold"/>
    </style:style>
    <style:style style:name="P8" style:family="paragraph" style:parent-style-name="Standard">
      <style:text-properties fo:font-weight="bold" officeooo:rsid="000b8066" officeooo:paragraph-rsid="000b8066" style:font-weight-asian="bold" style:font-weight-complex="bold"/>
    </style:style>
    <style:style style:name="P9" style:family="paragraph" style:parent-style-name="Standard">
      <style:text-properties fo:font-weight="bold" officeooo:paragraph-rsid="000e45ea" style:font-weight-asian="bold" style:font-weight-complex="bold"/>
    </style:style>
    <style:style style:name="P10" style:family="paragraph" style:parent-style-name="Standard">
      <style:text-properties fo:font-weight="bold" officeooo:rsid="000eadb0" officeooo:paragraph-rsid="000eadb0" style:font-weight-asian="bold" style:font-weight-complex="bold"/>
    </style:style>
    <style:style style:name="P11" style:family="paragraph" style:parent-style-name="Standard">
      <style:text-properties fo:font-weight="bold" officeooo:rsid="00108303" officeooo:paragraph-rsid="00108303" style:font-weight-asian="bold" style:font-weight-complex="bold"/>
    </style:style>
    <style:style style:name="P12" style:family="paragraph" style:parent-style-name="Standard">
      <style:text-properties fo:font-weight="bold" officeooo:rsid="001340e7" officeooo:paragraph-rsid="001340e7" style:font-weight-asian="bold" style:font-weight-complex="bold"/>
    </style:style>
    <style:style style:name="P13" style:family="paragraph" style:parent-style-name="Standard" style:list-style-name="L1">
      <style:text-properties fo:font-weight="normal" officeooo:rsid="000b75fb" officeooo:paragraph-rsid="000b75fb" style:font-weight-asian="normal" style:font-weight-complex="normal"/>
    </style:style>
    <style:style style:name="P14" style:family="paragraph" style:parent-style-name="Standard">
      <style:text-properties fo:font-weight="normal" officeooo:rsid="000b75fb" officeooo:paragraph-rsid="000b75fb" style:font-weight-asian="normal" style:font-weight-complex="normal"/>
    </style:style>
    <style:style style:name="P15" style:family="paragraph" style:parent-style-name="Standard">
      <style:text-properties fo:font-weight="normal" officeooo:rsid="000b75fb" officeooo:paragraph-rsid="000b8066" style:font-weight-asian="normal" style:font-weight-complex="normal"/>
    </style:style>
    <style:style style:name="P16" style:family="paragraph" style:parent-style-name="Standard">
      <style:text-properties fo:font-weight="normal" officeooo:rsid="000b75fb" officeooo:paragraph-rsid="000bed30" style:font-weight-asian="normal" style:font-weight-complex="normal"/>
    </style:style>
    <style:style style:name="P17" style:family="paragraph" style:parent-style-name="Standard">
      <style:text-properties fo:font-weight="normal" officeooo:rsid="000bed30" officeooo:paragraph-rsid="000bed30" style:font-weight-asian="normal" style:font-weight-complex="normal"/>
    </style:style>
    <style:style style:name="P18" style:family="paragraph" style:parent-style-name="Standard" style:list-style-name="L2">
      <style:text-properties fo:font-weight="normal" officeooo:rsid="000bed30" officeooo:paragraph-rsid="000bed30" style:font-weight-asian="normal" style:font-weight-complex="normal"/>
    </style:style>
    <style:style style:name="P19" style:family="paragraph" style:parent-style-name="Standard">
      <style:text-properties fo:font-weight="normal" officeooo:paragraph-rsid="000e45ea" style:font-weight-asian="normal" style:font-weight-complex="normal"/>
    </style:style>
    <style:style style:name="P20" style:family="paragraph" style:parent-style-name="Standard">
      <style:text-properties fo:font-weight="normal" officeooo:rsid="000eadb0" officeooo:paragraph-rsid="000eadb0" style:font-weight-asian="normal" style:font-weight-complex="normal"/>
    </style:style>
    <style:style style:name="P21" style:family="paragraph" style:parent-style-name="Standard">
      <style:text-properties fo:font-weight="normal" officeooo:rsid="001340e7" officeooo:paragraph-rsid="001340e7" style:font-weight-asian="normal" style:font-weight-complex="normal"/>
    </style:style>
    <style:style style:name="P22" style:family="paragraph" style:parent-style-name="Standard" style:list-style-name="L4">
      <style:text-properties fo:font-weight="normal" officeooo:rsid="001340e7" officeooo:paragraph-rsid="001340e7" style:font-weight-asian="normal" style:font-weight-complex="normal"/>
    </style:style>
    <style:style style:name="P23" style:family="paragraph" style:parent-style-name="Standard">
      <style:text-properties fo:font-weight="normal" officeooo:rsid="00159dc6" officeooo:paragraph-rsid="00159dc6" style:font-weight-asian="normal" style:font-weight-complex="normal"/>
    </style:style>
    <style:style style:name="P24" style:family="paragraph" style:parent-style-name="Standard">
      <style:text-properties fo:font-size="13pt" fo:font-weight="bold" officeooo:rsid="000b75fb" officeooo:paragraph-rsid="000bed30" style:font-size-asian="13pt" style:font-weight-asian="bold" style:font-size-complex="13pt" style:font-weight-complex="bold"/>
    </style:style>
    <style:style style:name="P25" style:family="paragraph" style:parent-style-name="Standard">
      <style:text-properties fo:font-size="13pt" fo:font-weight="bold" officeooo:paragraph-rsid="000e45ea" style:font-size-asian="13pt" style:font-weight-asian="bold" style:font-size-complex="13pt" style:font-weight-complex="bold"/>
    </style:style>
    <style:style style:name="P26" style:family="paragraph" style:parent-style-name="Standard">
      <style:text-properties officeooo:paragraph-rsid="000e45ea"/>
    </style:style>
    <style:style style:name="P27" style:family="paragraph" style:parent-style-name="Standard">
      <style:text-properties fo:font-size="14pt" fo:font-weight="bold" officeooo:paragraph-rsid="000e45ea" style:font-size-asian="14pt" style:font-weight-asian="bold" style:font-size-complex="14pt" style:font-weight-complex="bold"/>
    </style:style>
    <style:style style:name="P28" style:family="paragraph" style:parent-style-name="Standard" style:list-style-name="L4">
      <style:text-properties officeooo:paragraph-rsid="001340e7"/>
    </style:style>
    <style:style style:name="P29" style:family="paragraph" style:parent-style-name="Standard" style:list-style-name="L1">
      <style:paragraph-properties fo:margin-left="0cm" fo:margin-right="0cm" fo:text-indent="0cm" style:auto-text-indent="false">
        <style:tab-stops>
          <style:tab-stop style:position="-1.296cm"/>
        </style:tab-stops>
      </style:paragraph-properties>
      <style:text-properties fo:font-weight="bold" officeooo:rsid="000b75fb" officeooo:paragraph-rsid="000b8066" style:font-weight-asian="bold" style:font-weight-complex="bold"/>
    </style:style>
    <style:style style:name="P30" style:family="paragraph" style:parent-style-name="Standard" style:list-style-name="L1">
      <style:paragraph-properties fo:margin-left="0cm" fo:margin-right="0cm" fo:text-indent="0cm" style:auto-text-indent="false">
        <style:tab-stops>
          <style:tab-stop style:position="-1.296cm"/>
        </style:tab-stops>
      </style:paragraph-properties>
      <style:text-properties fo:font-size="13pt" fo:font-weight="bold" officeooo:rsid="000b75fb" officeooo:paragraph-rsid="000b8066" style:font-size-asian="13pt" style:font-weight-asian="bold" style:font-size-complex="13pt" style:font-weight-complex="bold"/>
    </style:style>
    <style:style style:name="P31" style:family="paragraph" style:parent-style-name="Standard" style:list-style-name="L1" style:master-page-name="">
      <style:paragraph-properties fo:margin-left="0cm" fo:margin-right="0cm" fo:text-indent="0cm" style:auto-text-indent="false" style:page-number="auto">
        <style:tab-stops>
          <style:tab-stop style:position="-1.296cm"/>
        </style:tab-stops>
      </style:paragraph-properties>
      <style:text-properties fo:font-size="13pt" fo:font-weight="bold" officeooo:rsid="000b75fb" officeooo:paragraph-rsid="000b8066" style:font-size-asian="13pt" style:font-weight-asian="bold" style:font-size-complex="13pt" style:font-weight-complex="bold"/>
    </style:style>
    <style:style style:name="P32" style:family="paragraph" style:parent-style-name="Table_20_Contents">
      <style:text-properties officeooo:rsid="000b8066" officeooo:paragraph-rsid="000b8066"/>
    </style:style>
    <style:style style:name="P33" style:family="paragraph" style:parent-style-name="Table_20_Contents">
      <style:text-properties officeooo:rsid="00108303" officeooo:paragraph-rsid="00108303"/>
    </style:style>
    <style:style style:name="T1" style:family="text">
      <style:text-properties fo:font-weight="normal" style:font-weight-asian="normal" style:font-weight-complex="normal"/>
    </style:style>
    <style:style style:name="T2" style:family="text">
      <style:text-properties fo:font-weight="normal" officeooo:rsid="000b75fb" style:font-weight-asian="normal" style:font-weight-complex="normal"/>
    </style:style>
    <style:style style:name="T3" style:family="text">
      <style:text-properties fo:font-weight="normal" officeooo:rsid="000bed30" style:font-weight-asian="normal" style:font-weight-complex="normal"/>
    </style:style>
    <style:style style:name="T4" style:family="text">
      <style:text-properties fo:font-weight="normal" officeooo:rsid="000d7fcd" style:font-weight-asian="normal" style:font-weight-complex="normal"/>
    </style:style>
    <style:style style:name="T5" style:family="text">
      <style:text-properties fo:font-weight="normal" officeooo:rsid="001340e7" style:font-weight-asian="normal" style:font-weight-complex="normal"/>
    </style:style>
    <style:style style:name="T6" style:family="text">
      <style:text-properties officeooo:rsid="000b75fb"/>
    </style:style>
    <style:style style:name="T7" style:family="text">
      <style:text-properties fo:font-weight="bold" style:font-weight-asian="bold" style:font-weight-complex="bold"/>
    </style:style>
    <style:style style:name="T8" style:family="text">
      <style:text-properties officeooo:rsid="000b8066"/>
    </style:style>
    <style:style style:name="T9" style:family="text">
      <style:text-properties officeooo:rsid="000bed30"/>
    </style:style>
    <style:style style:name="T10" style:family="text">
      <style:text-properties officeooo:rsid="000e45ea"/>
    </style:style>
    <style:style style:name="T11" style:family="text">
      <style:text-properties fo:font-size="14pt" style:font-size-asian="14pt" style:font-size-complex="14pt"/>
    </style:style>
    <style:style style:name="T12" style:family="text">
      <style:text-properties fo:font-size="13pt" style:font-size-asian="13pt" style:font-size-complex="13pt"/>
    </style:style>
    <style:style style:name="T13" style:family="text">
      <style:text-properties officeooo:rsid="000eadb0"/>
    </style:style>
    <style:style style:name="T14" style:family="text">
      <style:text-properties officeooo:rsid="001189d8"/>
    </style:style>
    <style:style style:name="T15" style:family="text">
      <style:text-properties officeooo:rsid="00159dc6"/>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st Strategy Document </text:p>
      <text:p text:style-name="P2"/>
      <text:p text:style-name="P2"/>
      <text:p text:style-name="P2">Project Name : <text:span text:style-name="T2">Rakuten</text:span><text:span text:style-name="T6"> </text:span><text:span text:style-name="T1">Inventory API (get and update)</text:span></text:p>
      <text:p text:style-name="P2"/>
      <text:p text:style-name="P2"/>
      <text:p text:style-name="P2">Prepared By : <text:span text:style-name="T1">Krishna Mohan</text:span></text:p>
      <text:p text:style-name="P2"/>
      <text:p text:style-name="P2"/>
      <text:p text:style-name="P2">Version No. <text:s/>: <text:span text:style-name="T1">1.0</text:span></text:p>
      <text:p text:style-name="P2"/>
      <text:p text:style-name="P2"/>
      <text:p text:style-name="P2">Date : <text:span text:style-name="T1">27-08-201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able of content </text:p>
      <text:list xml:id="list7367956938528416706" text:style-name="L1">
        <text:list-item>
          <text:p text:style-name="P13">Introduction</text:p>
          <text:list>
            <text:list-item>
              <text:p text:style-name="P13">OverView</text:p>
            </text:list-item>
            <text:list-item>
              <text:p text:style-name="P13">Definition and acryonum</text:p>
            </text:list-item>
          </text:list>
        </text:list-item>
        <text:list-item>
          <text:p text:style-name="P13">Scope and limitation</text:p>
          <text:list>
            <text:list-item>
              <text:p text:style-name="P13">Scope</text:p>
            </text:list-item>
            <text:list-item>
              <text:p text:style-name="P13">Limitiation and exclusions</text:p>
            </text:list-item>
          </text:list>
        </text:list-item>
        <text:list-item>
          <text:p text:style-name="P13">Testing approach</text:p>
          <text:list>
            <text:list-item>
              <text:p text:style-name="P13">Scope</text:p>
            </text:list-item>
            <text:list-item>
              <text:p text:style-name="P13">Test type</text:p>
              <text:list>
                <text:list-item>
                  <text:p text:style-name="P13">Unit</text:p>
                </text:list-item>
                <text:list-item>
                  <text:p text:style-name="P13">System</text:p>
                </text:list-item>
                <text:list-item>
                  <text:p text:style-name="P13">Regression</text:p>
                </text:list-item>
                <text:list-item>
                  <text:p text:style-name="P13">Functional</text:p>
                </text:list-item>
                <text:list-item>
                  <text:p text:style-name="P13">Load</text:p>
                </text:list-item>
                <text:list-item>
                  <text:p text:style-name="P13">Performance</text:p>
                </text:list-item>
              </text:list>
            </text:list-item>
            <text:list-item>
              <text:p text:style-name="P13">Test Coverage</text:p>
              <text:list>
                <text:list-item>
                  <text:p text:style-name="P13">Outline</text:p>
                </text:list-item>
                <text:list-item>
                  <text:p text:style-name="P13">Test Mapping</text:p>
                </text:list-item>
                <text:list-item>
                  <text:p text:style-name="P13">Backlog defetcs </text:p>
                </text:list-item>
              </text:list>
            </text:list-item>
          </text:list>
        </text:list-item>
        <text:list-item>
          <text:p text:style-name="P13">Resources</text:p>
          <text:list>
            <text:list-item>
              <text:p text:style-name="P13">Team</text:p>
            </text:list-item>
            <text:list-item>
              <text:p text:style-name="P13">Software</text:p>
            </text:list-item>
            <text:list-item>
              <text:p text:style-name="P13"><text:s/>Process</text:p>
            </text:list-item>
          </text:list>
        </text:list-item>
        <text:list-item>
          <text:p text:style-name="P13">Success factor</text:p>
          <text:list>
            <text:list-item>
              <text:p text:style-name="P13">Objective</text:p>
            </text:list-item>
            <text:list-item>
              <text:p text:style-name="P13">Critical Success Factor </text:p>
            </text:list-item>
            <text:list-item>
              <text:p text:style-name="P13">Assumptions, dependencies and constraints </text:p>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
      <text:p text:style-name="P8"><text:soft-page-break/>Revision History </text:p>
      <text:p text:style-name="P8"/>
      <table:table table:name="Table1" table:style-name="Table1">
        <table:table-column table:style-name="Table1.A" table:number-columns-repeated="4"/>
        <table:table-row>
          <table:table-cell table:style-name="Table1.A1" office:value-type="string">
            <text:p text:style-name="P32">Name </text:p>
          </table:table-cell>
          <table:table-cell table:style-name="Table1.A1" office:value-type="string">
            <text:p text:style-name="P32">Date</text:p>
          </table:table-cell>
          <table:table-cell table:style-name="Table1.A1" office:value-type="string">
            <text:p text:style-name="P32">Reason for change</text:p>
          </table:table-cell>
          <table:table-cell table:style-name="Table1.D1" office:value-type="string">
            <text:p text:style-name="P32">Version</text:p>
          </table:table-cell>
        </table:table-row>
        <table:table-row>
          <table:table-cell table:style-name="Table1.A2" office:value-type="string">
            <text:p text:style-name="Table_20_Contents"/>
          </table:table-cell>
          <table:table-cell table:style-name="Table1.A2" office:value-type="string">
            <text:p text:style-name="P32">27-08-2016</text:p>
          </table:table-cell>
          <table:table-cell table:style-name="Table1.A2" office:value-type="string">
            <text:p text:style-name="P32">First Draft</text:p>
          </table:table-cell>
          <table:table-cell table:style-name="Table1.D2" office:value-type="string">
            <text:p text:style-name="P32">V0.1</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62431205580945" text:continue-numbering="true" text:style-name="L1">
        <text:list-header>
          <text:p text:style-name="P31"><text:soft-page-break/><text:span text:style-name="T8">1 </text:span>Introduction</text:p>
          <text:p text:style-name="P30"/>
          <text:p text:style-name="P29"><text:span text:style-name="T8">1.1 </text:span>OverView</text:p>
        </text:list-header>
      </text:list>
      <text:p text:style-name="P5"/>
      <text:p text:style-name="P15">This is the Test Strategy for <text:span text:style-name="T8">inventory API of Rakuten</text:span> . This document shall be completed and used by the project test team to guide how testing will be managed for this project. The test effort will be prioritized and executed based on the project priorities as defined in the Project Plan and Requirements Specification. This is a living document that may be refined as the project progresses. The QA Manager, Test Team Lead, Product Manager, Project Manager, and Development Manager ETC. shall review and approve the final version of the Test Strategy document.</text:p>
      <text:p text:style-name="P15"/>
      <text:p text:style-name="P5"><text:span text:style-name="T8">1.2 </text:span>Definition and acryonum</text:p>
      <text:p text:style-name="P5"/>
      <text:p text:style-name="P5">►Project name <text:span text:style-name="T8">Rakuten Inventory API</text:span></text:p>
      <text:p text:style-name="P15"><text:tab/> Project name and description <text:span text:style-name="T7"><text:s/></text:span><text:span text:style-name="T8">Rakuten Inventory API</text:span></text:p>
      <text:p text:style-name="P5">► Ad Hoc Testing </text:p>
      <text:p text:style-name="P15"><text:tab/>Testing contrived for only the specific purpose or problem at hand; testing not carefully planned in advance. </text:p>
      <text:p text:style-name="P5">► Scenario </text:p>
      <text:p text:style-name="P15"><text:tab/>Detailed description (specific instance) of a use case, including rules, exceptions, boundaries, limits, etc. </text:p>
      <text:p text:style-name="P5">► Test Case </text:p>
      <text:p text:style-name="P15"><text:tab/>A specific set of test data along with expected results for a particular test objective. </text:p>
      <text:p text:style-name="P5">► Test Coverage </text:p>
      <text:p text:style-name="P15"><text:tab/>Describes how much of a system has been tested. </text:p>
      <text:p text:style-name="P5">► Test Design </text:p>
      <text:p text:style-name="P15"><text:tab/>Describes how a feature or function shall be tested. </text:p>
      <text:p text:style-name="P5">► Test Plan </text:p>
      <text:p text:style-name="P16"><text:tab/>Test Strategy </text:p>
      <text:p text:style-name="P16"/>
      <text:p text:style-name="P24"/>
      <text:p text:style-name="P24"><text:span text:style-name="T9">2 </text:span>Scope and limitation<text:tab/></text:p>
      <text:p text:style-name="P6"/>
      <text:p text:style-name="P6"><text:span text:style-name="T9">2.1 </text:span>Scope</text:p>
      <text:p text:style-name="P17"/>
      <text:p text:style-name="P17">Application under test is following two inventory API's </text:p>
      <text:list xml:id="list1133244002895903470" text:style-name="L2">
        <text:list-item>
          <text:p text:style-name="P18">get</text:p>
        </text:list-item>
        <text:list-item>
          <text:p text:style-name="P18">update </text:p>
        </text:list-item>
      </text:list>
      <text:p text:style-name="P17">Testing will cover functional testing of above mentioned two api'ss, Functionality of these api's are detailed in <text:a xlink:type="simple" xlink:href="https://developers.rakuten.com/wp-content/uploads/2016/03/Open_API_Manual_EN.pdf">RMS Manual</text:a>.</text:p>
      <text:p text:style-name="P17"/>
      <text:p text:style-name="P17">Testing of these api's will cover all business use cases, validation, security, integration and performance testing. </text:p>
      <text:p text:style-name="P17"/>
      <text:p text:style-name="P6"><text:span text:style-name="T9">2.2 </text:span>Limitiation and exclusions</text:p>
      <text:p text:style-name="P6"/>
      <text:p text:style-name="P26"><text:span text:style-name="T3">These apis will be tested through mocked server so actual behavior may differ and testing approch will also differ </text:span><text:span text:style-name="T4">with actual implementation of API server. </text:span><text:span text:style-name="T3"><text:s/></text:span>It is possible that some functionality will be shown to be incorrect; errors of this type will be entered as a defect in the defect tracking system.</text:p>
      <text:p text:style-name="P26"/>
      <text:p text:style-name="P25"><text:soft-page-break/><text:span text:style-name="T10">3 Testing approach</text:span></text:p>
      <text:p text:style-name="P9"/>
      <text:p text:style-name="P9"><text:span text:style-name="T10">3.1 Scope</text:span></text:p>
      <text:p text:style-name="P9"><text:s/></text:p>
      <text:p text:style-name="P19">The testing approach for this release shall be done in a fashion that will accommodate the current functionality in <text:span text:style-name="T13">get and update API. </text:span></text:p>
      <text:p text:style-name="P19"/>
      <text:p text:style-name="P19">Testing will be designed to encompass the following</text:p>
      <text:p text:style-name="P10"/>
      <text:p text:style-name="P11">Use case : <text:span text:style-name="T1">These are the most priority scenario and cover highly used positive flows. </text:span></text:p>
      <text:p text:style-name="P11"/>
      <text:p text:style-name="P10">Positive case <text:s/>: <text:span text:style-name="T1">These scenarios will cover all positive flows. It will check for positive cases by passing all valid <text:s/>values in request and expects response with appropriate response. </text:span></text:p>
      <text:p text:style-name="P10"><text:span text:style-name="T1"/></text:p>
      <text:p text:style-name="P20"><text:span text:style-name="T7">Negavtive Case :</text:span> These scenarios will cover all negative flows. It will check for negative cases by passing all combination of invalid <text:s/>values of different parameter in request and expects server to handle all scenario gracefully without any breakage in system.</text:p>
      <text:p text:style-name="P10"><text:span text:style-name="T1"/></text:p>
      <text:p text:style-name="P19"/>
      <text:p text:style-name="P9"><text:span text:style-name="T10">3.2 <text:s/>Test type</text:span></text:p>
      <text:p text:style-name="P9"/>
      <text:p text:style-name="P9"><text:span text:style-name="T10">3.2.1 Unit</text:span></text:p>
      <text:p text:style-name="P9"/>
      <text:p text:style-name="P9"><text:span text:style-name="T10">3.2.2 System</text:span></text:p>
      <text:p text:style-name="P9"/>
      <text:p text:style-name="P9"><text:span text:style-name="T10">3.2.3 Regression</text:span></text:p>
      <text:p text:style-name="P9"><text:span text:style-name="T10">3.2.4 Functional</text:span></text:p>
      <text:p text:style-name="P9"><text:span text:style-name="T10">3.2.5 Load</text:span></text:p>
      <text:p text:style-name="P9"><text:span text:style-name="T10">3.2.6 Performance</text:span></text:p>
      <text:p text:style-name="P27"/>
      <text:p text:style-name="P27"><text:span text:style-name="T10">4 Test Coverage</text:span></text:p>
      <text:p text:style-name="P9"><text:span text:style-name="T10">4.1 Outline</text:span></text:p>
      <text:p text:style-name="P9"><text:span text:style-name="T10">4.2 Test Mapping</text:span></text:p>
      <text:p text:style-name="P9"><text:span text:style-name="T10">4.3 Backlog defetc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span text:style-name="T10">5 Resources</text:span></text:p>
      <text:p text:style-name="P9"/>
      <text:p text:style-name="P9"><text:span text:style-name="T10">5.1 Team</text:span></text:p>
      <text:p text:style-name="P9"/>
      <table:table table:name="Table2" table:style-name="Table2">
        <table:table-column table:style-name="Table2.A"/>
        <table:table-column table:style-name="Table2.B"/>
        <table:table-row>
          <table:table-cell table:style-name="Table2.A1" office:value-type="string">
            <text:p text:style-name="P33">Name</text:p>
          </table:table-cell>
          <table:table-cell table:style-name="Table2.B1" office:value-type="string">
            <text:p text:style-name="P33">Skills</text:p>
          </table:table-cell>
        </table:table-row>
        <table:table-row>
          <table:table-cell table:style-name="Table2.A2" office:value-type="string">
            <text:p text:style-name="P33">Krishna Mohan</text:p>
          </table:table-cell>
          <table:table-cell table:style-name="Table2.B2" office:value-type="string">
            <text:p text:style-name="P33">Java, Automation, testing, maven, <text:s/>Mock Server, <text:span text:style-name="T14">testNG</text:span></text:p>
          </table:table-cell>
        </table:table-row>
      </table:table>
      <text:p text:style-name="P9"/>
      <text:p text:style-name="P9"><text:span text:style-name="T10">5.2 Software</text:span></text:p>
      <text:p text:style-name="P9"/>
      <text:p text:style-name="P21">Following softwares are required in order to test these api's with mocked server </text:p>
      <text:list xml:id="list3298517753521850182" text:style-name="L4">
        <text:list-header>
          <text:p text:style-name="P22"/>
        </text:list-header>
        <text:list-item>
          <text:p text:style-name="P22">JDK 1.7 </text:p>
        </text:list-item>
        <text:list-item>
          <text:p text:style-name="P28"><text:span text:style-name="T5">Mock Server ( mockserver -netty) </text:span></text:p>
        </text:list-item>
        <text:list-item>
          <text:p text:style-name="P22">maven </text:p>
        </text:list-item>
        <text:list-item>
          <text:p text:style-name="P22">testNG</text:p>
        </text:list-item>
        <text:list-item>
          <text:p text:style-name="P22">test Server, preferably linux machine</text:p>
        </text:list-item>
        <text:list-item>
          <text:p text:style-name="P22">reportNG</text:p>
          <text:p text:style-name="P22"/>
        </text:list-item>
      </text:list>
      <text:p text:style-name="P9"><text:span text:style-name="T10">5.3 Process</text:span></text:p>
      <text:p text:style-name="P12"/>
      <text:p text:style-name="P12">5.3.1 SCM</text:p>
      <text:p text:style-name="P12"/>
      <text:p text:style-name="P21">All test scripts and test codes <text:span text:style-name="T15">and all document </text:span>will be commited <text:span text:style-name="T15">in </text:span><text:a xlink:type="simple" xlink:href="https://github.com/kmverma/rakutenAPI"><text:span text:style-name="T15">hithub</text:span></text:a><text:span text:style-name="T15"> in the following project path -</text:span></text:p>
      <text:p text:style-name="P23"/>
      <text:p text:style-name="P23">Automation Code : rakutenAPI/inventoryapi-test</text:p>
      <text:p text:style-name="P23">Documentation : rakutenAPI/documentation</text:p>
      <text:p text:style-name="P25"/>
      <text:p text:style-name="P25"><text:span text:style-name="T10">6 Success factor</text:span></text:p>
      <text:p text:style-name="P9"><text:span text:style-name="T10">6.1 Objective</text:span></text:p>
      <text:p text:style-name="P9"><text:span text:style-name="T10">6.2 Critical Success Factor</text:span></text:p>
      <text:p text:style-name="P9"><text:span text:style-name="T10">6.3 Assumptions, dependencies and constraints </text:span></text:p>
      <text:p text:style-name="P15"/>
      <text:p text:style-name="P15"/>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b75fb" officeooo:paragraph-rsid="000b75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page-layout>
  </office:automatic-styles>
  <office:master-styles>
    <style:master-page style:name="Standard" style:page-layout-name="Mpm1">
      <style:header>
        <text:p text:style-name="MP1"><text:s/>Test strategy for Rakuten Inventory AP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4:34:35.124376210</meta:creation-date>
    <dc:date>2016-08-27T16:24:29.867650583</dc:date>
    <meta:editing-duration>PT1H44M25S</meta:editing-duration>
    <meta:editing-cycles>10</meta:editing-cycles>
    <meta:generator>LibreOffice/4.2.8.2$Linux_X86_64 LibreOffice_project/420m0$Build-2</meta:generator>
    <meta:document-statistic meta:table-count="2" meta:image-count="0" meta:object-count="0" meta:page-count="6" meta:paragraph-count="113" meta:word-count="668" meta:character-count="4156" meta:non-whitespace-character-count="3531"/>
  </office:meta>
</office:document-meta>
</file>